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keep-together="auto"/>
    </style:style>
    <style:style style:name="P2" style:family="paragraph">
      <style:paragraph-properties fo:keep-together="always"/>
    </style:style>
  </office:automatic-styles>
  <office:body>
    <office:text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 text:style-name="P1">
Use the fo:keep-together property to control whether the lines of a paragraph should be kept
together on the same page or column (if the value is always), or whether breaks are allowed
within the paragraph (if the value is auto).

  </text:p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/>
      <text:p text:style-name="P2">
Use the fo:keep-together property to control whether the lines of a paragraph should be kept
together on the same page or column (if the value is always), or whether breaks are allowed
within the paragraph (if the value is auto)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